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2.0508in"/>
    </style:style>
    <style:style style:name="co4" style:family="table-column">
      <style:table-column-properties fo:break-before="auto" style:column-width="2.3728in"/>
    </style:style>
    <style:style style:name="co5" style:family="table-column">
      <style:table-column-properties fo:break-before="auto" style:column-width="2.2335in"/>
    </style:style>
    <style:style style:name="co6" style:family="table-column">
      <style:table-column-properties fo:break-before="auto" style:column-width="1.7291in"/>
    </style:style>
    <style:style style:name="co7" style:family="table-column">
      <style:table-column-properties fo:break-before="auto" style:column-width="1.279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Ubuntu" fo:font-size="12pt" style:font-size-asian="12pt" style:font-size-complex="12pt"/>
    </style:style>
    <style:style style:name="ce2" style:family="table-cell" style:parent-style-name="Default" style:data-style-name="N60">
      <style:text-properties style:font-name="Ubuntu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/>
          <table:table-cell office:value-type="string" calcext:value-type="string">
            <text:p>QoI</text:p>
          </table:table-cell>
          <table:table-cell office:value-type="string" calcext:value-type="string">
            <text:p>QoI error (actual)</text:p>
          </table:table-cell>
          <table:table-cell office:value-type="string" calcext:value-type="string">
            <text:p>QoI error (estimated)</text:p>
          </table:table-cell>
          <table:table-cell office:value-type="string" calcext:value-type="string">
            <text:p>estimated relative QoI error</text:p>
          </table:table-cell>
          <table:table-cell office:value-type="string" calcext:value-type="string">
            <text:p>relative error in error</text:p>
          </table:table-cell>
          <table:table-cell office:value-type="string" calcext:value-type="string">
            <text:p>portion refin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F</text:p>
          </table:table-cell>
          <table:table-cell office:value-type="float" office:value="0.00180162327087406" calcext:value-type="float">
            <text:p>0.0018016233</text:p>
          </table:table-cell>
          <table:table-cell table:formula="of:=IHF-[.B2]" office:value-type="float" office:value="0.00182600250352858" calcext:value-type="float">
            <text:p>0.0018260025</text:p>
          </table:table-cell>
          <table:table-cell office:value-type="float" office:value="0.00220219209271522" calcext:value-type="float">
            <text:p>0.0022021921</text:p>
          </table:table-cell>
          <table:table-cell table:formula="of:=ABS([.D2]/[.B2])" office:value-type="float" office:value="1.22233772638096" calcext:value-type="float">
            <text:p>1.2223377264</text:p>
          </table:table-cell>
          <table:table-cell table:formula="of:=ABS(([.D2]-[.C2])/[.C2])" office:value-type="float" office:value="0.206018112494198" calcext:value-type="float">
            <text:p>0.20601811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1</text:p>
          </table:table-cell>
          <table:table-cell office:value-type="float" office:value="0.00302133633824752" calcext:value-type="float">
            <text:p>0.0030213363</text:p>
          </table:table-cell>
          <table:table-cell table:formula="of:=IHF-[.B3]" office:value-type="float" office:value="0.000606289436155124" calcext:value-type="float">
            <text:p>0.0006062894</text:p>
          </table:table-cell>
          <table:table-cell table:style-name="ce2" office:value-type="float" office:value="-0.000702812412225668" calcext:value-type="float">
            <text:p>-7.03E-004</text:p>
          </table:table-cell>
          <table:table-cell table:formula="of:=ABS([.D3]/[.B3])" office:value-type="float" office:value="0.232616409940419" calcext:value-type="float">
            <text:p>0.2326164099</text:p>
          </table:table-cell>
          <table:table-cell table:formula="of:=ABS(([.D3]-[.C3])/[.C3])" office:value-type="float" office:value="2.15920280036983" calcext:value-type="float">
            <text:p>2.1592028004</text:p>
          </table:table-cell>
          <table:table-cell office:value-type="float" office:value="0.1168" calcext:value-type="float">
            <text:p>0.11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2</text:p>
          </table:table-cell>
          <table:table-cell office:value-type="float" office:value="0.00273085103237327" calcext:value-type="float">
            <text:p>0.002730851</text:p>
          </table:table-cell>
          <table:table-cell table:formula="of:=IHF-[.B4]" office:value-type="float" office:value="0.000896774742029373" calcext:value-type="float">
            <text:p>0.0008967747</text:p>
          </table:table-cell>
          <table:table-cell table:style-name="ce2" office:value-type="float" office:value="0.00357340010590267" calcext:value-type="float">
            <text:p>3.57E-003</text:p>
          </table:table-cell>
          <table:table-cell table:formula="of:=ABS([.D4]/[.B4])" office:value-type="float" office:value="1.30852985517748" calcext:value-type="float">
            <text:p>1.3085298552</text:p>
          </table:table-cell>
          <table:table-cell table:formula="of:=ABS(([.D4]-[.C4])/[.C4])" office:value-type="float" office:value="2.98472429967885" calcext:value-type="float">
            <text:p>2.9847242997</text:p>
          </table:table-cell>
          <table:table-cell office:value-type="float" office:value="0.206" calcext:value-type="float">
            <text:p>0.2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3</text:p>
          </table:table-cell>
          <table:table-cell office:value-type="float" office:value="0.0030246758091168" calcext:value-type="float">
            <text:p>0.0030246758</text:p>
          </table:table-cell>
          <table:table-cell table:formula="of:=IHF-[.B5]" office:value-type="float" office:value="0.000602949965285841" calcext:value-type="float">
            <text:p>0.00060295</text:p>
          </table:table-cell>
          <table:table-cell table:style-name="ce2" office:value-type="float" office:value="0.000581167145747421" calcext:value-type="float">
            <text:p>5.81E-004</text:p>
          </table:table-cell>
          <table:table-cell table:formula="of:=ABS([.D5]/[.B5])" office:value-type="float" office:value="0.192141962452869" calcext:value-type="float">
            <text:p>0.1921419625</text:p>
          </table:table-cell>
          <table:table-cell table:formula="of:=ABS(([.D5]-[.C5])/[.C5])" office:value-type="float" office:value="0.0361270765279732" calcext:value-type="float">
            <text:p>0.0361270765</text:p>
          </table:table-cell>
          <table:table-cell office:value-type="float" office:value="0.3032" calcext:value-type="float">
            <text:p>0.30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4</text:p>
          </table:table-cell>
          <table:table-cell office:value-type="float" office:value="0.00273886386107473" calcext:value-type="float">
            <text:p>0.0027388639</text:p>
          </table:table-cell>
          <table:table-cell table:formula="of:=IHF-[.B6]" office:value-type="float" office:value="0.000888761913327906" calcext:value-type="float">
            <text:p>0.0008887619</text:p>
          </table:table-cell>
          <table:table-cell table:style-name="ce2" office:value-type="float" office:value="0.000829536322775583" calcext:value-type="float">
            <text:p>8.30E-004</text:p>
          </table:table-cell>
          <table:table-cell table:formula="of:=ABS([.D6]/[.B6])" office:value-type="float" office:value="0.302876070097939" calcext:value-type="float">
            <text:p>0.3028760701</text:p>
          </table:table-cell>
          <table:table-cell table:formula="of:=ABS(([.D6]-[.C6])/[.C6])" office:value-type="float" office:value="0.0666383084875418" calcext:value-type="float">
            <text:p>0.0666383085</text:p>
          </table:table-cell>
          <table:table-cell office:value-type="float" office:value="0.4049" calcext:value-type="float">
            <text:p>0.40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5</text:p>
          </table:table-cell>
          <table:table-cell office:value-type="float" office:value="0.00322553414851821" calcext:value-type="float">
            <text:p>0.0032255341</text:p>
          </table:table-cell>
          <table:table-cell table:formula="of:=IHF-[.B7]" office:value-type="float" office:value="0.000402091625884431" calcext:value-type="float">
            <text:p>0.0004020916</text:p>
          </table:table-cell>
          <table:table-cell table:style-name="ce2" office:value-type="float" office:value="0.000392103929688212" calcext:value-type="float">
            <text:p>3.92E-004</text:p>
          </table:table-cell>
          <table:table-cell table:formula="of:=ABS([.D7]/[.B7])" office:value-type="float" office:value="0.121562479773572" calcext:value-type="float">
            <text:p>0.1215624798</text:p>
          </table:table-cell>
          <table:table-cell table:formula="of:=ABS(([.D7]-[.C7])/[.C7])" office:value-type="float" office:value="0.0248393539016159" calcext:value-type="float">
            <text:p>0.0248393539</text:p>
          </table:table-cell>
          <table:table-cell office:value-type="float" office:value="0.5006" calcext:value-type="float">
            <text:p>0.50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6</text:p>
          </table:table-cell>
          <table:table-cell office:value-type="float" office:value="0.0036106778783446" calcext:value-type="float">
            <text:p>0.0036106779</text:p>
          </table:table-cell>
          <table:table-cell table:formula="of:=IHF-[.B8]" office:value-type="float" office:value="0.0000169478960580362" calcext:value-type="float">
            <text:p>1.69478960580362E-005</text:p>
          </table:table-cell>
          <table:table-cell table:style-name="ce2" office:value-type="float" office:value="0.0000169071348702346" calcext:value-type="float">
            <text:p>1.69E-005</text:p>
          </table:table-cell>
          <table:table-cell table:formula="of:=ABS([.D8]/[.B8])" office:value-type="float" office:value="0.00468253758432366" calcext:value-type="float">
            <text:p>0.0046825376</text:p>
          </table:table-cell>
          <table:table-cell table:formula="of:=ABS(([.D8]-[.C8])/[.C8])" office:value-type="float" office:value="0.00240508837568819" calcext:value-type="float">
            <text:p>0.0024050884</text:p>
          </table:table-cell>
          <table:table-cell office:value-type="float" office:value="0.6023" calcext:value-type="float">
            <text:p>0.60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0.00362762577440264" calcext:value-type="float">
            <text:p>0.003627625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IHF" table:base-cell-address="$Sheet1.$B$5" table:cell-range-address="$Sheet1.$B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/00/0000</text:date>, <text:time style:data-style-name="N2" text:time-value="14:01:21.1934505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3:43:52.288425197</meta:creation-date>
    <dc:date>2016-06-19T16:04:10.053577983</dc:date>
    <meta:editing-duration>PT16H54M35S</meta:editing-duration>
    <meta:editing-cycles>20</meta:editing-cycles>
    <meta:generator>LibreOffice/4.2.8.2$Linux_X86_64 LibreOffice_project/420m0$Build-2</meta:generator>
    <meta:document-statistic meta:table-count="1" meta:cell-count="57" meta:object-count="0"/>
  </office:meta>
</office:document-meta>
</file>